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ControlTestCase.SingleControlTestCase( String testName , String contro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ControlTestCas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ControlTestCase.get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ControlTestCase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